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dp2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ffffff" draw:fill-color="#000000" draw:textarea-horizontal-align="center" draw:textarea-vertical-align="middle"/>
    </style:style>
    <style:style style:name="gr5" style:family="graphic" style:parent-style-name="standard">
      <style:graphic-properties svg:stroke-color="#ffffff" draw:marker-start="Arrow" draw:marker-end="" draw:marker-end-width="0.3cm" draw:textarea-horizontal-align="center" draw:textarea-vertical-align="middle" draw:shadow-offset-x="0.305cm" draw:shadow-offset-y="0.305cm"/>
    </style:style>
    <style:style style:name="gr6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45cm" svg:height="3.175cm" svg:x="11.795cm" svg:y="9.255cm">
          <text:p text:style-name="P1"><text:span text:style-name="T1">Invoke</text:span></text:p>
          <text:p text:style-name="P1"><text:span text:style-name="T1">Metho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1" draw:id="id1" draw:layer="layout" svg:width="5.08cm" svg:height="4.445cm" svg:x="3.222cm" svg:y="2.705cm">
          <text:p text:style-name="P1">Groovy MOP</text:p>
          <text:p text:style-name="P1">Can handl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" draw:id="id2" draw:layer="layout" svg:width="5.08cm" svg:height="4.445cm" svg:x="3.222cm" svg:y="8.655cm">
          <text:p text:style-name="P1">JRuby MOP</text:p>
          <text:p text:style-name="P1">Can handl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5.08cm" svg:height="4.445cm" svg:x="3.222cm" svg:y="14.705cm">
          <text:p text:style-name="P1">Java MOP</text:p>
          <text:p text:style-name="P1">Can handl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4" draw:id="id4" draw:layer="layout" svg:width="5.715cm" svg:height="1.905cm" svg:x="2.905cm" svg:y="20.82cm">
          <text:p text:style-name="P1">MethodMissing</text:p>
          <text:p text:style-name="P1">Excep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5.761cm" svg:y1="7.15cm" svg:x2="5.761cm" svg:y2="8.655cm" draw:start-shape="id1" draw:start-glue-point="6" draw:end-shape="id2" draw:end-glue-point="4" svg:d="m5761 7150v1505">
          <text:p>No Authority</text:p>
        </draw:connector>
        <draw:connector draw:style-name="gr2" draw:text-style-name="P1" draw:layer="layout" svg:x1="5.761cm" svg:y1="13.1cm" svg:x2="5.761cm" svg:y2="14.705cm" draw:start-shape="id2" draw:start-glue-point="6" draw:end-shape="id3" draw:end-glue-point="4" svg:d="m5761 13100v1605">
          <text:p>No Authority</text:p>
        </draw:connector>
        <draw:connector draw:style-name="gr2" draw:text-style-name="P1" draw:layer="layout" svg:x1="5.761cm" svg:y1="19.15cm" svg:x2="5.761cm" svg:y2="20.82cm" draw:start-shape="id3" draw:start-glue-point="6" draw:end-shape="id4" draw:end-glue-point="4" svg:d="m5761 19150v1670">
          <text:p>No Authority</text:p>
        </draw:connector>
        <draw:connector draw:style-name="gr3" draw:text-style-name="P1" draw:layer="layout" svg:x1="8.302cm" svg:y1="4.927cm" svg:x2="11.795cm" svg:y2="10.842cm" draw:start-shape="id1" draw:start-glue-point="7" draw:end-shape="id5" draw:end-glue-point="5" svg:d="m8302 4927h1747v5915h1746">
          <text:p/>
        </draw:connector>
        <draw:connector draw:style-name="gr3" draw:text-style-name="P1" draw:layer="layout" svg:x1="8.302cm" svg:y1="16.927cm" svg:x2="11.795cm" svg:y2="10.842cm" draw:start-shape="id3" draw:start-glue-point="7" draw:end-shape="id5" draw:end-glue-point="5" svg:d="m8302 16927h1747v-6085h1746">
          <text:p/>
        </draw:connector>
        <draw:connector draw:style-name="gr3" draw:text-style-name="P1" draw:layer="layout" svg:x1="8.302cm" svg:y1="10.877cm" svg:x2="11.795cm" svg:y2="10.842cm" draw:start-shape="id2" draw:start-glue-point="7" draw:end-shape="id5" draw:end-glue-point="5" svg:d="m8302 10877h1747v-35h1746">
          <text:p/>
        </draw:connector>
      </draw:page>
      <draw:page draw:name="page2" draw:style-name="dp1" draw:master-page-name="Default">
        <draw:rect draw:style-name="gr4" draw:text-style-name="P1" draw:layer="layout" svg:width="4.445cm" svg:height="1.27cm" svg:x="2.27cm" svg:y="13.065cm">
          <text:p text:style-name="P1"><text:s/></text:p>
        </draw:rect>
        <draw:rect draw:style-name="gr4" draw:text-style-name="P1" xml:id="id7" draw:id="id7" draw:layer="layout" svg:width="4.445cm" svg:height="0.635cm" svg:x="2.27cm" svg:y="12.43cm">
          <text:p text:style-name="P1">Leaf</text:p>
        </draw:rect>
        <draw:rect draw:style-name="gr4" draw:text-style-name="P1" draw:layer="layout" svg:width="4.445cm" svg:height="1.27cm" svg:x="7.985cm" svg:y="13.065cm">
          <text:p text:style-name="P1"><text:s/></text:p>
        </draw:rect>
        <draw:rect draw:style-name="gr4" draw:text-style-name="P1" xml:id="id8" draw:id="id8" draw:layer="layout" svg:width="4.445cm" svg:height="0.635cm" svg:x="7.985cm" svg:y="12.43cm">
          <text:p text:style-name="P1">Composite</text:p>
        </draw:rect>
        <draw:rect draw:style-name="gr4" draw:text-style-name="P1" xml:id="id6" draw:id="id6" draw:layer="layout" svg:width="4.445cm" svg:height="1.27cm" svg:x="5.11cm" svg:y="9.255cm">
          <text:p text:style-name="P1"><text:s/></text:p>
        </draw:rect>
        <draw:rect draw:style-name="gr4" draw:text-style-name="P1" draw:layer="layout" svg:width="4.445cm" svg:height="0.635cm" svg:x="5.11cm" svg:y="8.62cm">
          <text:p text:style-name="P1">Component</text:p>
        </draw:rect>
        <draw:connector draw:style-name="gr5" draw:text-style-name="P1" draw:layer="layout" svg:x1="7.332cm" svg:y1="10.525cm" svg:x2="4.492cm" svg:y2="12.43cm" draw:start-shape="id6" draw:end-shape="id7" svg:d="m7332 10525v934h-2840v971">
          <text:p/>
        </draw:connector>
        <draw:connector draw:style-name="gr3" draw:text-style-name="P1" draw:layer="layout" svg:x1="10.207cm" svg:y1="12.43cm" svg:x2="7.332cm" svg:y2="10.525cm" draw:start-shape="id8" draw:start-glue-point="0" draw:end-shape="id6" svg:d="m10207 12430v-971h-2875v-934">
          <text:p/>
        </draw:connector>
        <draw:custom-shape draw:style-name="gr6" draw:text-style-name="P1" xml:id="id9" draw:id="id9" draw:layer="layout" svg:width="0.635cm" svg:height="0.635cm" svg:x="11.16cm" svg:y="11.7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1.477cm" svg:y1="11.795cm" svg:x2="9.555cm" svg:y2="9.89cm" draw:start-shape="id9" draw:start-glue-point="4" draw:end-shape="id6" draw:end-glue-point="1" svg:d="m11477 11795v-1905h-1922">
          <text:p/>
        </draw:connector>
        <draw:frame draw:style-name="gr8" draw:text-style-name="P3" draw:layer="layout" svg:width="1.141cm" svg:height="0.725cm" svg:x="9.384cm" svg:y="9.255cm">
          <draw:text-box>
            <text:p><text:span text:style-name="T2">0..*</text:span></text:p>
          </draw:text-box>
        </draw:frame>
        <draw:frame draw:style-name="gr8" draw:text-style-name="P3" draw:layer="layout" svg:width="0.739cm" svg:height="0.725cm" svg:x="11.691cm" svg:y="11.705cm">
          <draw:text-box>
            <text:p><text:span text:style-name="T2">1</text:span></text:p>
          </draw:text-box>
        </draw:frame>
      </draw:page>
      <draw:page draw:name="page3" draw:style-name="dp1" draw:master-page-name="Default">
        <draw:line draw:style-name="gr3" draw:text-style-name="P1" draw:layer="layout" svg:x1="4.81cm" svg:y1="12.425cm" svg:x2="17.51cm" svg:y2="12.425cm">
          <text:p/>
        </draw:line>
        <draw:line draw:style-name="gr7" draw:text-style-name="P1" draw:layer="layout" svg:x1="9.89cm" svg:y1="13.06cm" svg:x2="9.89cm" svg:y2="12.425cm">
          <text:p/>
        </draw:line>
        <draw:frame draw:style-name="gr8" draw:text-style-name="P4" draw:layer="layout" svg:width="1.603cm" svg:height="0.806cm" svg:x="5.21cm" svg:y="12.86cm">
          <draw:text-box>
            <text:p><text:span text:style-name="T3">1960</text:span></text:p>
          </draw:text-box>
        </draw:frame>
        <draw:line draw:style-name="gr7" draw:text-style-name="P1" draw:layer="layout" svg:x1="7.985cm" svg:y1="13.06cm" svg:x2="7.985cm" svg:y2="12.425cm">
          <text:p/>
        </draw:line>
        <draw:line draw:style-name="gr7" draw:text-style-name="P1" draw:layer="layout" svg:x1="7.985cm" svg:y1="13.061cm" svg:x2="7.985cm" svg:y2="12.426cm">
          <text:p/>
        </draw:line>
        <draw:line draw:style-name="gr7" draw:text-style-name="P1" draw:layer="layout" svg:x1="6.08cm" svg:y1="13.06cm" svg:x2="6.08cm" svg:y2="12.425cm">
          <text:p/>
        </draw:line>
        <draw:line draw:style-name="gr7" draw:text-style-name="P1" draw:layer="layout" svg:x1="11.795cm" svg:y1="13.06cm" svg:x2="11.795cm" svg:y2="12.425cm">
          <text:p/>
        </draw:line>
        <draw:frame draw:style-name="gr8" draw:text-style-name="P4" draw:layer="layout" svg:width="1.603cm" svg:height="0.806cm" svg:x="7.15cm" svg:y="12.889cm">
          <draw:text-box>
            <text:p><text:span text:style-name="T3">1970</text:span></text:p>
          </draw:text-box>
        </draw:frame>
        <draw:frame draw:style-name="gr8" draw:text-style-name="P4" draw:layer="layout" svg:width="1.603cm" svg:height="0.806cm" svg:x="9.051cm" svg:y="12.889cm">
          <draw:text-box>
            <text:p><text:span text:style-name="T3">1980</text:span></text:p>
          </draw:text-box>
        </draw:frame>
        <draw:frame draw:style-name="gr8" draw:text-style-name="P4" draw:layer="layout" svg:width="1.603cm" svg:height="0.806cm" svg:x="10.927cm" svg:y="12.889cm">
          <draw:text-box>
            <text:p><text:span text:style-name="T3">1990</text:span></text:p>
          </draw:text-box>
        </draw:frame>
        <draw:frame draw:style-name="gr8" draw:text-style-name="P4" draw:layer="layout" svg:width="1.603cm" svg:height="0.806cm" svg:x="12.853cm" svg:y="12.889cm">
          <draw:text-box>
            <text:p><text:span text:style-name="T3">2000</text:span></text:p>
          </draw:text-box>
        </draw:frame>
        <draw:line draw:style-name="gr7" draw:text-style-name="P1" draw:layer="layout" svg:x1="13.7cm" svg:y1="13.06cm" svg:x2="13.7cm" svg:y2="12.425cm">
          <text:p/>
        </draw:line>
        <draw:line draw:style-name="gr7" draw:text-style-name="P1" draw:layer="layout" svg:x1="15.605cm" svg:y1="13.06cm" svg:x2="15.605cm" svg:y2="12.425cm">
          <text:p/>
        </draw:line>
        <draw:frame draw:style-name="gr8" draw:text-style-name="P4" draw:layer="layout" svg:width="1.603cm" svg:height="0.806cm" svg:x="14.754cm" svg:y="12.889cm">
          <draw:text-box>
            <text:p><text:span text:style-name="T3">2010</text:span></text:p>
          </draw:text-box>
        </draw:frame>
        <draw:frame draw:style-name="gr8" draw:text-style-name="P4" draw:layer="layout" svg:width="2.703cm" svg:height="1.2cm" svg:x="5.98cm" svg:y="10.285cm">
          <draw:text-box>
            <text:p><text:span text:style-name="T3">Simula 67</text:span></text:p>
            <text:p text:style-name="P1"><text:span text:style-name="T4">(1967)</text:span></text:p>
          </draw:text-box>
        </draw:frame>
        <draw:frame draw:style-name="gr8" draw:text-style-name="P4" draw:layer="layout" svg:width="3.228cm" svg:height="1.2cm" svg:x="8.255cm" svg:y="8.325cm">
          <draw:text-box>
            <text:p><text:span text:style-name="T3">Smalltalk-80</text:span></text:p>
            <text:p text:style-name="P1"><text:span text:style-name="T4">(1980)</text:span></text:p>
          </draw:text-box>
        </draw:frame>
        <draw:frame draw:style-name="gr8" draw:text-style-name="P4" draw:layer="layout" svg:width="2.102cm" svg:height="1.2cm" svg:x="13.055cm" svg:y="10.226cm">
          <draw:text-box>
            <text:p><text:span text:style-name="T3">Groovy</text:span></text:p>
            <text:p text:style-name="P1"><text:span text:style-name="T4">(2003)</text:span></text:p>
          </draw:text-box>
        </draw:frame>
        <draw:frame draw:style-name="gr8" draw:text-style-name="P4" draw:layer="layout" svg:width="4.888cm" svg:height="1.755cm" svg:x="12.53cm" svg:y="7.85cm">
          <draw:text-box>
            <text:p><text:span text:style-name="T3">Dynamic Language</text:span></text:p>
            <text:p><text:span text:style-name="T3">Metaobject Protocol</text:span></text:p>
            <text:p text:style-name="P1"><text:span text:style-name="T4">(2007)</text:span></text:p>
          </draw:text-box>
        </draw:frame>
      </draw:page>
      <draw:page draw:name="page4" draw:style-name="dp2" draw:master-page-name="Default">
        <draw:custom-shape draw:style-name="gr1" draw:text-style-name="P5" xml:id="id10" draw:id="id10" draw:layer="layout" svg:width="6.985cm" svg:height="1.27cm" svg:x="8.621cm" svg:y="2.27cm">
          <text:p text:style-name="P1"><text:span text:style-name="T5">BlockStat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xml:id="id11" draw:id="id11" draw:layer="layout" svg:width="6.985cm" svg:height="1.27cm" svg:x="8.621cm" svg:y="4.81cm">
          <text:p text:style-name="P1"><text:span text:style-name="T5">ExpressionStat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12.113cm" svg:y1="3.54cm" svg:x2="12.113cm" svg:y2="4.81cm" draw:start-shape="id10" draw:start-glue-point="6" draw:end-shape="id11" draw:end-glue-point="4" svg:d="m12113 3540v1270">
          <text:p/>
        </draw:connector>
        <draw:custom-shape draw:style-name="gr1" draw:text-style-name="P5" xml:id="id12" draw:id="id12" draw:layer="layout" svg:width="6.985cm" svg:height="1.27cm" svg:x="8.621cm" svg:y="7.35cm">
          <text:p text:style-name="P1"><text:span text:style-name="T5">MethodCallExpres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6.35cm" svg:height="2.54cm" svg:x="8.938cm" svg:y="9.89cm">
          <text:p text:style-name="P1"><text:span text:style-name="T5">ConstantExpression</text:span></text:p>
          <text:p text:style-name="P6">Value = println:String</text:p>
          <text:p text:style-name="P6">Name = nul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6.35cm" svg:height="2.54cm" svg:x="2.035cm" svg:y="9.89cm">
          <text:p text:style-name="P1"><text:span text:style-name="T5">VariableExpression</text:span></text:p>
          <text:p text:style-name="P6">variable = this</text:p>
          <text:p text:style-name="P6">originType = 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xml:id="id15" draw:id="id15" draw:layer="layout" svg:width="8.255cm" svg:height="1.27cm" svg:x="15.74cm" svg:y="9.925cm">
          <text:p text:style-name="P1"><text:span text:style-name="T5">ArgumentListExpres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6" draw:id="id16" draw:layer="layout" svg:width="6.35cm" svg:height="2.54cm" svg:x="16.675cm" svg:y="13.7cm">
          <text:p text:style-name="P1"><text:span text:style-name="T5">ConstantExpression</text:span></text:p>
          <text:p text:style-name="P6">Value = 4 : Integer</text:p>
          <text:p text:style-name="P6">Name = $const$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type="line" svg:x1="12.113cm" svg:y1="6.08cm" svg:x2="12.113cm" svg:y2="7.35cm" draw:start-shape="id11" draw:start-glue-point="6" draw:end-shape="id12" draw:end-glue-point="4" svg:d="m12113 6080v1270">
          <text:p/>
        </draw:connector>
        <draw:connector draw:style-name="gr7" draw:text-style-name="P1" draw:layer="layout" draw:type="line" svg:x1="12.113cm" svg:y1="8.62cm" svg:x2="12.112cm" svg:y2="9.89cm" draw:start-shape="id12" draw:start-glue-point="6" draw:end-shape="id13" draw:end-glue-point="4" svg:d="m12113 8620-1 1270">
          <text:p/>
        </draw:connector>
        <draw:connector draw:style-name="gr7" draw:text-style-name="P1" draw:layer="layout" draw:type="line" svg:x1="12.113cm" svg:y1="8.62cm" svg:x2="5.209cm" svg:y2="9.89cm" draw:start-shape="id12" draw:start-glue-point="6" draw:end-shape="id14" draw:end-glue-point="4" svg:d="m12113 8620-6904 1270">
          <text:p/>
        </draw:connector>
        <draw:connector draw:style-name="gr7" draw:text-style-name="P1" draw:layer="layout" draw:type="line" svg:x1="12.113cm" svg:y1="8.62cm" svg:x2="19.867cm" svg:y2="9.925cm" draw:start-shape="id12" draw:start-glue-point="6" draw:end-shape="id15" draw:end-glue-point="4" svg:d="m12113 8620 7754 1305">
          <text:p/>
        </draw:connector>
        <draw:connector draw:style-name="gr7" draw:text-style-name="P1" draw:layer="layout" draw:type="line" svg:x1="19.867cm" svg:y1="11.195cm" svg:x2="19.849cm" svg:y2="13.7cm" draw:start-shape="id15" draw:start-glue-point="6" draw:end-shape="id16" draw:end-glue-point="4" svg:d="m19867 11195-18 2505">
          <text:p/>
        </draw:connector>
        <draw:frame draw:style-name="gr9" draw:layer="layout" svg:width="5.222cm" svg:height="1.673cm" svg:x="1.635cm" svg:y="2.271cm">
          <draw:text-box>
            <text:p>AST for Groovy: </text:p>
            <text:p>println 4</text:p>
          </draw:text-box>
        </draw:frame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amlet D'Arcy</meta:initial-creator>
    <meta:creation-date>2009-03-09T13:11:58.79</meta:creation-date>
    <dc:date>2012-02-14T11:17:15</dc:date>
    <dc:creator>Hamlet D'Arcy</dc:creator>
    <meta:editing-duration>PT1H49M46S</meta:editing-duration>
    <meta:editing-cycles>6</meta:editing-cycles>
    <meta:generator>LibreOffice/3.3$Unix LibreOffice_project/330m19$Build-202</meta:generator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